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a9ac" officeooo:paragraph-rsid="000da9ac"/>
    </style:style>
    <style:style style:name="P2" style:family="paragraph" style:parent-style-name="Standard">
      <style:paragraph-properties fo:text-align="start" style:justify-single-word="false"/>
      <style:text-properties officeooo:rsid="000da9ac" officeooo:paragraph-rsid="000da9ac"/>
    </style:style>
    <style:style style:name="P3" style:family="paragraph" style:parent-style-name="Standard">
      <style:paragraph-properties fo:text-align="start" style:justify-single-word="false"/>
      <style:text-properties fo:font-size="16pt" officeooo:rsid="000da9ac" officeooo:paragraph-rsid="000da9ac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a9ac" officeooo:paragraph-rsid="000da9a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a9ac" officeooo:paragraph-rsid="000da9a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0741" officeooo:paragraph-rsid="000e074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a9ac" officeooo:paragraph-rsid="000da9a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0741" officeooo:paragraph-rsid="000e074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0e0741" officeooo:paragraph-rsid="000e074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3a9e5" officeooo:paragraph-rsid="0013a9e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178654" officeooo:paragraph-rsid="0017865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178654" officeooo:paragraph-rsid="0018414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e0741" officeooo:paragraph-rsid="000e074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321de" officeooo:paragraph-rsid="001321d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da9ac" officeooo:paragraph-rsid="000da9ac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028d7" officeooo:paragraph-rsid="001028d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59cf1" officeooo:paragraph-rsid="0013a9e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78654" officeooo:paragraph-rsid="0017865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809e2" officeooo:paragraph-rsid="0018414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0741"/>
    </style:style>
    <style:style style:name="T3" style:family="text">
      <style:text-properties officeooo:rsid="001028d7"/>
    </style:style>
    <style:style style:name="T4" style:family="text">
      <style:text-properties officeooo:rsid="00125717"/>
    </style:style>
    <style:style style:name="T5" style:family="text">
      <style:text-properties officeooo:rsid="0013a9e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9cf1" style:font-weight-asian="normal" style:font-weight-complex="normal"/>
    </style:style>
    <style:style style:name="T8" style:family="text">
      <style:text-properties fo:font-weight="normal" officeooo:rsid="001809e2" style:font-weight-asian="normal" style:font-weight-complex="normal"/>
    </style:style>
    <style:style style:name="T9" style:family="text">
      <style:text-properties officeooo:rsid="00159c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ab-1<text:span text:style-name="T3">1</text:span></text:p>
      <text:p text:style-name="P16"/>
      <text:p text:style-name="P1"/>
      <text:p text:style-name="P2"/>
      <text:p text:style-name="P3"><text:span text:style-name="T1">Aim:</text:span> Study of signals <text:span text:style-name="T2">and handling </text:span>in Linux. <text:span text:style-name="T5">Experiencing Daemon.</text:span></text:p>
      <text:p text:style-name="P2"/>
      <text:p text:style-name="P4"/>
      <text:p text:style-name="P4">Explanation:</text:p>
      <text:p text:style-name="P2"/>
      <text:p text:style-name="P4">signal system call:</text:p>
      <text:p text:style-name="P4"/>
      <text:p text:style-name="P4"><text:tab/>#include &lt;signal.h&gt;</text:p>
      <text:p text:style-name="P4"/>
      <text:p text:style-name="P4"><text:tab/>typedef void (*sighandler_t)(int);</text:p>
      <text:p text:style-name="P4"/>
      <text:p text:style-name="P4"><text:tab/>sighandler_t signal(int signum, sighandler_t handler);</text:p>
      <text:p text:style-name="P4"/>
      <text:p text:style-name="P4"/>
      <text:p text:style-name="P5"><text:tab/> signal() sets the disposition of the signal signum to handler, which is either SIG_IGN, SIG_DFL, or the address of a <text:s/>programmer-defined <text:s/>function (a "signal handler").</text:p>
      <text:p text:style-name="P5"/>
      <text:p text:style-name="P5"/>
      <text:p text:style-name="P5">SIG_IGN, then the signal is ignored.</text:p>
      <text:p text:style-name="P5"/>
      <text:p text:style-name="P5">SIG_DFL, then the default action <text:s/>associated with the signal</text:p>
      <text:p text:style-name="P5"/>
      <text:p text:style-name="P5">The signals SIGKILL and SIGSTOP cannot be caught or ignored.</text:p>
      <text:p text:style-name="P5"/>
      <text:p text:style-name="P5">Perform error handling while setting up signal handler. signal() <text:s/>returns <text:s/>the previous value of the signal handler, or SIG_ERR on error. <text:s/>In the event of an error, <text:s/>errno <text:s/>is <text:s/>set <text:s/>to <text:s/>indicate <text:s/>the cause.</text:p>
      <text:p text:style-name="P5"/>
      <text:p text:style-name="P5"/>
      <text:p text:style-name="P7">Task-1:</text:p>
      <text:p text:style-name="P5"/>
      <text:p text:style-name="P5">Write a program to display all list of signlas with signal number, <text:span text:style-name="T2">op </text:span>code/acronym and description. Know that the similar output is generated using “kill -l” command as well. Practice the same.</text:p>
      <text:p text:style-name="P5"/>
      <text:p text:style-name="P5">- <text:span text:style-name="T2">psignal()</text:span></text:p>
      <text:p text:style-name="P5">-<text:span text:style-name="T2">strsignal()</text:span></text:p>
      <text:p text:style-name="P6">- extern char * sys_siglist[]</text:p>
      <text:p text:style-name="P5"/>
      <text:p text:style-name="P7">Task-2:</text:p>
      <text:p text:style-name="P7"/>
      <text:p text:style-name="P13">Demonstrate SIGSTOP and SIGCONT via a program on a running process of vim like editor or other software. Observe outcome of “bg” - background, “fg” - forground, “ps -ef <text:s/>| grep vim”.</text:p>
      <text:p text:style-name="P13"/>
      <text:p text:style-name="P13"/>
      <text:p text:style-name="P8">Task-3:</text:p>
      <text:p text:style-name="P9"><text:soft-page-break/></text:p>
      <text:p text:style-name="P13">Implement sig2str or str2sig function. <text:span text:style-name="T4">Map a signal number to a name and viceversa. These functions are useful when writing interactive programs that need to accept and print signal names and numbers.</text:span></text:p>
      <text:p text:style-name="P13"/>
      <text:p text:style-name="P14">The singal number is stored in the integer pointed to by signop. The name can be either the signal name without SIG prefix or a string representation of the decimal signal number. i.e. “9”.</text:p>
      <text:p text:style-name="P13"/>
      <text:p text:style-name="P13"/>
      <text:p text:style-name="P13">int sig2str(int signo, char *str)</text:p>
      <text:p text:style-name="P13"/>
      <text:p text:style-name="P13">int str2sig(const char *str, int *signop)</text:p>
      <text:p text:style-name="P13"/>
      <text:p text:style-name="P13"/>
      <text:p text:style-name="P13"/>
      <text:p text:style-name="P10"/>
      <text:p text:style-name="P10">Daemon</text:p>
      <text:p text:style-name="P10"/>
      <text:p text:style-name="P10">Daemon <text:span text:style-name="T6">is a process which normally required to run for long time. It does not have a </text:span><text:span text:style-name="T7">controling </text:span><text:span text:style-name="T6">terminal attached to it. </text:span><text:span text:style-name="T7">They are mostly started when system bootstrapped and terminate when system halts. Hence, daemon runs in background. <text:s/>Mostly the command/display name ends with character d for daemon.</text:span></text:p>
      <text:p text:style-name="P17"/>
      <text:p text:style-name="P17"/>
      <text:p text:style-name="P11"><text:span text:style-name="T9">T</text:span>ask1:<text:span text:style-name="T6"> Run the following command and describe your observation about daemon processes.</text:span></text:p>
      <text:p text:style-name="P18"/>
      <text:p text:style-name="P18">ps -ajx | grep \? | grep "d]"</text:p>
      <text:p text:style-name="P18"/>
      <text:p text:style-name="P18">ps -ajx | grep \? | grep "daemon"</text:p>
      <text:p text:style-name="P18"/>
      <text:p text:style-name="P18"/>
      <text:p text:style-name="P11">Task2:<text:span text:style-name="T6"> Run a process with daemize characteristics.</text:span></text:p>
      <text:p text:style-name="P18"/>
      <text:p text:style-name="P18"/>
      <text:p text:style-name="P12">Task3:<text:span text:style-name="T6"> </text:span><text:span text:style-name="T8">Improve daemon to make sure that it only has one copy of itself any point in time. </text:span></text:p>
      <text:p text:style-name="P19">[Hint: Use File and record locking for achieving convenient mutual-exclusion mechanism.]</text:p>
      <text:p text:style-name="P18"/>
      <text:p text:style-name="P18"/>
      <text:p text:style-name="P17"/>
      <text:p text:style-name="P17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2T12:56:52.270704202</meta:creation-date>
    <meta:editing-duration>P0D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375" meta:character-count="2340" meta:non-whitespace-character-count="1977"/>
  </office:meta>
</office:document-meta>
</file>